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Historic" svg:font-family="Segoe UI Historic" style:font-family-generic="swiss" style:font-pitch="variable" svg:panose-1="2 11 5 2 4 2 4 2 2 3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 fo:background-color="#E4E6EB"/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2" style:parent-style-name="Normal" style:family="paragraph">
      <style:paragraph-properties fo:margin-bottom="0in" fo:line-height="100%" fo:background-color="#E4E6EB"/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3" style:parent-style-name="Normal" style:family="paragraph">
      <style:paragraph-properties fo:margin-bottom="0in" fo:line-height="100%" fo:background-color="#E4E6EB"/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4" style:parent-style-name="Normal" style:family="paragraph">
      <style:paragraph-properties fo:margin-bottom="0in" fo:line-height="100%" fo:background-color="#E4E6EB"/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5" style:parent-style-name="Normal" style:family="paragraph">
      <style:paragraph-properties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6" style:parent-style-name="Normal" style:family="paragraph">
      <style:paragraph-properties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7" style:parent-style-name="Normal" style:family="paragraph">
      <style:paragraph-properties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8" style:parent-style-name="Normal" style:family="paragraph">
      <style:paragraph-properties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9" style:parent-style-name="Normal" style:family="paragraph">
      <style:paragraph-properties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10" style:parent-style-name="Normal" style:family="paragraph">
      <style:paragraph-properties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11" style:parent-style-name="Normal" style:family="paragraph">
      <style:paragraph-properties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12" style:parent-style-name="Normal" style:family="paragraph">
      <style:paragraph-properties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13" style:parent-style-name="Normal" style:family="paragraph">
      <style:paragraph-properties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14" style:parent-style-name="Normal" style:family="paragraph">
      <style:paragraph-properties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15" style:parent-style-name="Normal" style:family="paragraph">
      <style:paragraph-properties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16" style:parent-style-name="Normal" style:family="paragraph">
      <style:paragraph-properties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17" style:parent-style-name="Normal" style:family="paragraph">
      <style:paragraph-properties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18" style:parent-style-name="Normal" style:family="paragraph">
      <style:paragraph-properties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19" style:parent-style-name="Normal" style:family="paragraph">
      <style:paragraph-properties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20" style:parent-style-name="Normal" style:family="paragraph">
      <style:paragraph-properties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21" style:parent-style-name="Normal" style:family="paragraph">
      <style:paragraph-properties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22" style:parent-style-name="Normal" style:family="paragraph">
      <style:paragraph-properties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23" style:parent-style-name="Normal" style:family="paragraph">
      <style:paragraph-properties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24" style:parent-style-name="Normal" style:family="paragraph">
      <style:paragraph-properties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25" style:parent-style-name="Normal" style:family="paragraph">
      <style:paragraph-properties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26" style:parent-style-name="Normal" style:family="paragraph">
      <style:paragraph-properties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27" style:parent-style-name="Normal" style:family="paragraph">
      <style:paragraph-properties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28" style:parent-style-name="Normal" style:family="paragraph">
      <style:paragraph-properties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29" style:parent-style-name="Normal" style:family="paragraph">
      <style:paragraph-properties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30" style:parent-style-name="Normal" style:family="paragraph">
      <style:paragraph-properties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31" style:parent-style-name="Normal" style:family="paragraph">
      <style:paragraph-properties fo:margin-bottom="0in" fo:line-height="100%"/>
      <style:text-properties style:font-name="inherit" style:font-name-asian="Times New Roman" style:font-name-complex="Segoe UI Historic" fo:color="#1C1E21" fo:font-size="11.5pt" style:font-size-asian="11.5pt" style:font-size-complex="11.5pt" fo:language="en" fo:country="DK" style:language-asian="en" style:country-asian="DK"/>
    </style:style>
    <style:style style:name="P32" style:parent-style-name="Normal" style:family="paragraph">
      <style:paragraph-properties fo:margin-bottom="0in" fo:line-height="100%"/>
      <style:text-properties style:font-name="inherit" style:font-name-asian="Times New Roman" style:font-name-complex="Segoe UI Historic" fo:color="#1C1E21" fo:font-size="11.5pt" style:font-size-asian="11.5pt" style:font-size-complex="11.5pt" fo:language="en" fo:country="DK" style:language-asian="en" style:country-asian="DK"/>
    </style:style>
    <style:style style:name="P33" style:parent-style-name="Normal" style:family="paragraph">
      <style:paragraph-properties fo:margin-bottom="0in" fo:line-height="100%"/>
      <style:text-properties style:font-name="inherit" style:font-name-asian="Times New Roman" style:font-name-complex="Segoe UI Historic" fo:color="#1C1E21" fo:font-size="11.5pt" style:font-size-asian="11.5pt" style:font-size-complex="11.5pt" fo:language="en" fo:country="DK" style:language-asian="en" style:country-asian="DK"/>
    </style:style>
    <style:style style:name="P34" style:parent-style-name="Normal" style:family="paragraph">
      <style:paragraph-properties fo:margin-bottom="0in" fo:line-height="100%"/>
      <style:text-properties style:font-name="inherit" style:font-name-asian="Times New Roman" style:font-name-complex="Segoe UI Historic" fo:color="#1C1E21" fo:font-size="11.5pt" style:font-size-asian="11.5pt" style:font-size-complex="11.5pt" fo:language="en" fo:country="DK" style:language-asian="en" style:country-asian="DK"/>
    </style:style>
    <style:style style:name="P35" style:parent-style-name="Normal" style:family="paragraph">
      <style:paragraph-properties fo:margin-bottom="0in" fo:line-height="100%"/>
      <style:text-properties style:font-name="inherit" style:font-name-asian="Times New Roman" style:font-name-complex="Segoe UI Historic" fo:color="#1C1E21" fo:font-size="11.5pt" style:font-size-asian="11.5pt" style:font-size-complex="11.5pt" fo:language="en" fo:country="DK" style:language-asian="en" style:country-asian="DK"/>
    </style:style>
    <style:style style:name="P36" style:parent-style-name="Normal" style:family="paragraph">
      <style:paragraph-properties fo:margin-bottom="0in" fo:line-height="100%"/>
      <style:text-properties style:font-name="inherit" style:font-name-asian="Times New Roman" style:font-name-complex="Segoe UI Historic" fo:color="#1C1E21" fo:font-size="11.5pt" style:font-size-asian="11.5pt" style:font-size-complex="11.5pt" fo:language="en" fo:country="DK" style:language-asian="en" style:country-asian="DK"/>
    </style:style>
    <style:style style:name="P37" style:parent-style-name="Normal" style:family="paragraph">
      <style:paragraph-properties fo:margin-bottom="0in" fo:line-height="100%"/>
      <style:text-properties style:font-name="inherit" style:font-name-asian="Times New Roman" style:font-name-complex="Segoe UI Historic" fo:color="#1C1E21" fo:font-size="11.5pt" style:font-size-asian="11.5pt" style:font-size-complex="11.5pt" fo:language="en" fo:country="DK" style:language-asian="en" style:country-asian="DK"/>
    </style:style>
    <style:style style:name="P38" style:parent-style-name="Normal" style:family="paragraph">
      <style:paragraph-properties fo:margin-bottom="0in" fo:line-height="100%"/>
      <style:text-properties style:font-name="inherit" style:font-name-asian="Times New Roman" style:font-name-complex="Segoe UI Historic" fo:color="#1C1E21" fo:font-size="11.5pt" style:font-size-asian="11.5pt" style:font-size-complex="11.5pt" fo:language="en" fo:country="DK" style:language-asian="en" style:country-asian="DK"/>
    </style:style>
    <style:style style:name="P39" style:parent-style-name="Normal" style:family="paragraph">
      <style:paragraph-properties fo:margin-bottom="0in" fo:line-height="100%"/>
      <style:text-properties style:font-name="inherit" style:font-name-asian="Times New Roman" style:font-name-complex="Segoe UI Historic" fo:color="#1C1E21" fo:font-size="11.5pt" style:font-size-asian="11.5pt" style:font-size-complex="11.5pt" fo:language="en" fo:country="DK" style:language-asian="en" style:country-asian="DK"/>
    </style:style>
    <style:style style:name="P40" style:parent-style-name="Normal" style:family="paragraph">
      <style:paragraph-properties fo:margin-bottom="0in" fo:line-height="100%"/>
      <style:text-properties style:font-name="inherit" style:font-name-asian="Times New Roman" style:font-name-complex="Segoe UI Historic" fo:color="#1C1E21" fo:font-size="11.5pt" style:font-size-asian="11.5pt" style:font-size-complex="11.5pt" fo:language="en" fo:country="DK" style:language-asian="en" style:country-asian="DK"/>
    </style:style>
    <style:style style:name="P41" style:parent-style-name="Normal" style:family="paragraph">
      <style:paragraph-properties fo:margin-bottom="0in" fo:line-height="100%"/>
      <style:text-properties style:font-name="inherit" style:font-name-asian="Times New Roman" style:font-name-complex="Segoe UI Historic" fo:color="#1C1E21" fo:font-size="11.5pt" style:font-size-asian="11.5pt" style:font-size-complex="11.5pt" fo:language="en" fo:country="DK" style:language-asian="en" style:country-asian="DK"/>
    </style:style>
    <style:style style:name="P42" style:parent-style-name="Normal" style:family="paragraph">
      <style:paragraph-properties fo:margin-bottom="0in" fo:line-height="100%"/>
      <style:text-properties style:font-name="inherit" style:font-name-asian="Times New Roman" style:font-name-complex="Segoe UI Historic" fo:color="#1C1E21" fo:font-size="11.5pt" style:font-size-asian="11.5pt" style:font-size-complex="11.5pt" fo:language="en" fo:country="DK" style:language-asian="en" style:country-asian="DK"/>
    </style:style>
    <style:style style:name="P43" style:parent-style-name="Normal" style:family="paragraph">
      <style:paragraph-properties fo:margin-bottom="0in" fo:line-height="100%"/>
      <style:text-properties style:font-name="inherit" style:font-name-asian="Times New Roman" style:font-name-complex="Segoe UI Historic" fo:color="#1C1E21" fo:font-size="11.5pt" style:font-size-asian="11.5pt" style:font-size-complex="11.5pt" fo:language="en" fo:country="DK" style:language-asian="en" style:country-asian="DK"/>
    </style:style>
    <style:style style:name="P44" style:parent-style-name="Normal" style:family="paragraph">
      <style:paragraph-properties fo:margin-bottom="0in" fo:line-height="100%"/>
      <style:text-properties style:font-name="inherit" style:font-name-asian="Times New Roman" style:font-name-complex="Segoe UI Historic" fo:color="#1C1E21" fo:font-size="11.5pt" style:font-size-asian="11.5pt" style:font-size-complex="11.5pt" fo:language="en" fo:country="DK" style:language-asian="en" style:country-asian="DK"/>
    </style:style>
    <style:style style:name="P45" style:parent-style-name="Normal" style:family="paragraph">
      <style:paragraph-properties fo:margin-bottom="0in" fo:line-height="100%"/>
      <style:text-properties style:font-name="inherit" style:font-name-asian="Times New Roman" style:font-name-complex="Segoe UI Historic" fo:color="#1C1E21" fo:font-size="11.5pt" style:font-size-asian="11.5pt" style:font-size-complex="11.5pt" fo:language="en" fo:country="DK" style:language-asian="en" style:country-asian="DK"/>
    </style:style>
    <style:style style:name="P46" style:parent-style-name="Normal" style:family="paragraph">
      <style:paragraph-properties fo:margin-bottom="0in" fo:line-height="100%"/>
      <style:text-properties style:font-name="inherit" style:font-name-asian="Times New Roman" style:font-name-complex="Segoe UI Historic" fo:color="#1C1E21" fo:font-size="11.5pt" style:font-size-asian="11.5pt" style:font-size-complex="11.5pt" fo:language="en" fo:country="DK" style:language-asian="en" style:country-asian="DK"/>
    </style:style>
    <style:style style:name="P47" style:parent-style-name="Normal" style:family="paragraph">
      <style:paragraph-properties fo:margin-bottom="0in" fo:line-height="100%" fo:background-color="#FFFFFF"/>
      <style:text-properties style:font-name="Segoe UI Historic" style:font-name-asian="Times New Roman" style:font-name-complex="Segoe UI Historic" fo:color="#1C1E21" fo:font-size="11.5pt" style:font-size-asian="11.5pt" style:font-size-complex="11.5pt" fo:language="en" fo:country="DK" style:language-asian="en" style:country-asian="DK"/>
    </style:style>
  </office:automatic-styles>
  <office:body>
    <office:text text:use-soft-page-breaks="true">
      <text:p text:style-name="P1">Java_DoWhile_CondreaIrina<text:s/></text:p>
      <text:p text:style-name="P2">1.import java.util Scanner;<text:s/></text:p>
      <text:p text:style-name="P3">public class informatica {<text:s/></text:p>
      <text:p text:style-name="P4">public static void main(String args[]);</text:p>
      <text:p text:style-name="P5">{<text:s/></text:p>
      <text:p text:style-name="P6">Scanner sc=new Scanner (System.in);<text:s/></text:p>
      <text:p text:style-name="P7">int n =sc.nextInt();<text:s/></text:p>
      <text:p text:style-name="P8">System.out.println("Introducerea primelor numerelor pare ");<text:s/></text:p>
      <text:p text:style-name="P9">do {<text:s/></text:p>
      <text:p text:style-name="P10">("&lt;arata primele numere pare&gt;" ) ;<text:s/></text:p>
      <text:p text:style-name="P11">} while ("&lt; n ecitit de la tastatura &gt;");<text:s/></text:p>
      <text:p text:style-name="P12">System.out.println("&lt;primele numere pare&gt;");<text:s/></text:p>
      <text:p text:style-name="P13">}<text:s/></text:p>
      <text:p text:style-name="P14">}<text:s/></text:p>
      <text:p text:style-name="P15"/>
      <text:p text:style-name="P16">2.public class HelloWorld {<text:s/></text:p>
      <text:p text:style-name="P17">public static void main (String[] args);<text:s/></text:p>
      <text:p text:style-name="P18">{<text:s/></text:p>
      <text:p text:style-name="P19">System.out.println();<text:s/></text:p>
      <text:p text:style-name="P20">int i=1;<text:s/></text:p>
      <text:p text:style-name="P21">do {<text:s/></text:p>
      <text:p text:style-name="P22">int j =1;<text:s/></text:p>
      <text:p text:style-name="P23">do {<text:s/></text:p>
      <text:p text:style-name="P24">System.out.printf(" %1d ", i );<text:s/></text:p>
      <text:p text:style-name="P25">j++;} while (j&lt;=i);<text:s/></text:p>
      <text:p text:style-name="P26">System.out.println();<text:s/></text:p>
      <text:p text:style-name="P27">i++;<text:s/></text:p>
      <text:p text:style-name="P28">} while(i&lt;=5);<text:s/></text:p>
      <text:p text:style-name="P29">}<text:s/></text:p>
      <text:p text:style-name="P30">}</text:p>
      <text:p text:style-name="P31">3.public class HelloWorld {<text:s/></text:p>
      <text:p text:style-name="P32">public static void main (String[] args);<text:s/></text:p>
      <text:p text:style-name="P33">{<text:s/></text:p>
      <text:p text:style-name="P34">System.out.println();<text:s/></text:p>
      <text:p text:style-name="P35">double i=1;<text:s/></text:p>
      <text:p text:style-name="P36">do{<text:s/></text:p>
      <text:p text:style-name="P37">int p =(int)Math.pow(i,2.0);<text:s/></text:p>
      <text:p text:style-name="P38">double n =2;<text:s/></text:p>
      <text:p text:style-name="P39">int s =(int)Math.pow(n,2.0);<text:s/></text:p>
      <text:p text:style-name="P40">double a=3;<text:s/></text:p>
      <text:p text:style-name="P41">int q =(int)Math.pow(a,2.0);<text:s/></text:p>
      <text:p text:style-name="P42">while(i&lt;=3);<text:s/></text:p>
      <text:p text:style-name="P43">System.out.println("suma numerelor");<text:s/></text:p>
      <text:p text:style-name="P44">suma =i+n+a;<text:s/></text:p>
      <text:p text:style-name="P45">}<text:s/></text:p>
      <text:p text:style-name="P46">}</text:p>
      <text:p text:style-name="P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Historic" svg:font-family="Segoe UI Historic" style:font-family-generic="swiss" style:font-pitch="variable" svg:panose-1="2 11 5 2 4 2 4 2 2 3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ura Condrea</meta:initial-creator>
    <dc:creator>Lauritacika</dc:creator>
    <meta:creation-date>2020-04-22T18:45:00Z</meta:creation-date>
    <dc:date>2020-04-22T19:13:00Z</dc:date>
    <meta:template xlink:href="Normal" xlink:type="simple"/>
    <meta:editing-cycles>1</meta:editing-cycles>
    <meta:editing-duration>PT1680S</meta:editing-duration>
    <meta:document-statistic meta:page-count="1" meta:paragraph-count="1" meta:word-count="138" meta:character-count="924" meta:row-count="6" meta:non-whitespace-character-count="787"/>
  </office:meta>
</office:document-meta>
</file>